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row>
                <mstyle mathvariant="bold">
                  <mrow>
                    <mi>J</mi>
                  </mrow>
                </mstyle>
              </mrow>
              <mn>2</mn>
            </msup>
            <mrow>
              <mfenced open="∣" close="〉">
                <mrow>
                  <msub>
                    <mo stretchy="false">α</mo>
                    <mi>j</mi>
                  </msub>
                  <mi>m</mi>
                </mrow>
              </mfenced>
              <mo stretchy="false">=</mo>
              <msup>
                <mo stretchy="false">ℏ</mo>
                <mn>2</mn>
              </msup>
            </mrow>
            <msub>
              <mo stretchy="false">α</mo>
              <mi>j</mi>
            </msub>
            <mfenced open="∣" close="〉">
              <mrow>
                <msub>
                  <mo stretchy="false">α</mo>
                  <mi>j</mi>
                </msub>
                <mi>m</mi>
              </mrow>
            </mfenced>
          </mrow>
        </mtd>
      </mtr>
      <mtr>
        <mtd>
          <mrow>
            <msub>
              <mi>J</mi>
              <mi>z</mi>
            </msub>
            <mrow>
              <mfenced open="∣" close="〉">
                <mrow>
                  <msub>
                    <mo stretchy="false">α</mo>
                    <mi>j</mi>
                  </msub>
                  <mi>m</mi>
                </mrow>
              </mfenced>
              <mo stretchy="false">=</mo>
              <mo stretchy="false">ℏ</mo>
            </mrow>
            <mi>m</mi>
            <mfenced open="∣" close="〉">
              <mrow>
                <msub>
                  <mo stretchy="false">α</mo>
                  <mi>j</mi>
                </msub>
                <mi>m</mi>
              </mrow>
            </mfenced>
          </mrow>
        </mtd>
      </mtr>
      <mtr>
        <mtd>
          <mrow/>
        </mtd>
      </mtr>
    </mtable>
    <annotation encoding="StarMath 5.0">{bold J} ^2 left lline %ialpha _j m right rangle = hbar ^2 %ialpha _j left lline %ialpha _j m right rangle newline
J _z left lline %ialpha _j m right rangle = hbar m left lline %ialpha _j m right rangl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4:11:46.223000000</meta:creation-date>
    <meta:generator>LibreOffice/4.1.4.2$Windows_x86 LibreOffice_project/0a0440ccc0227ad9829de5f46be37cfb6edcf72</meta:generator>
  </office:meta>
</office:document-meta>
</file>